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4.627cm"/>
    </style:style>
    <style:style style:name="co3" style:family="table-column">
      <style:table-column-properties fo:break-before="auto" style:column-width="4.477cm"/>
    </style:style>
    <style:style style:name="co4" style:family="table-column">
      <style:table-column-properties fo:break-before="auto" style:column-width="4.7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d9d9d9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9d9d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804cm" svg:y="6.25cm">
            <draw:object draw:notify-on-update-of-ranges="Sheet1.A2:Sheet1.A11 Sheet1.B1:Sheet1.B1 Sheet1.B2:Sheet1.B11 Sheet1.D1:Sheet1.D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433cm" svg:y="6.142cm">
            <draw:object draw:notify-on-update-of-ranges="Sheet1.A2:Sheet1.A11 Sheet1.B1:Sheet1.B1 Sheet1.B2:Sheet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row table:style-name="ro1">
          <table:table-cell table:style-name="ce4" office:value-type="string" calcext:value-type="string">
            <text:p>Tamaño del caso</text:p>
          </table:table-cell>
          <table:table-cell table:style-name="ce6" office:value-type="string" calcext:value-type="string">
            <text:p>Tiempo de ejecución (us)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Tiempo estimado = K · f(n)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522" calcext:value-type="float">
            <text:p>522</text:p>
          </table:table-cell>
          <table:table-cell table:formula="of:=([.B2]/[.A2])" office:value-type="float" office:value="0.0522" calcext:value-type="float">
            <text:p>0,0522</text:p>
          </table:table-cell>
          <table:table-cell table:formula="of:=[.C12]*[.A2]" office:value-type="float" office:value="489.205119047619" calcext:value-type="float">
            <text:p>489,205119047619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901" calcext:value-type="float">
            <text:p>901</text:p>
          </table:table-cell>
          <table:table-cell table:formula="of:=([.B3]/[.A3])" office:value-type="float" office:value="0.04505" calcext:value-type="float">
            <text:p>0,04505</text:p>
          </table:table-cell>
          <table:table-cell table:formula="of:=[.C12]*[.A3]" office:value-type="float" office:value="978.410238095238" calcext:value-type="float">
            <text:p>978,410238095238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1520" calcext:value-type="float">
            <text:p>1520</text:p>
          </table:table-cell>
          <table:table-cell table:formula="of:=([.B4]/[.A4])" office:value-type="float" office:value="0.0506666666666667" calcext:value-type="float">
            <text:p>0,0506666666666667</text:p>
          </table:table-cell>
          <table:table-cell table:formula="of:=[.C12]*[.A4]" office:value-type="float" office:value="1467.61535714286" calcext:value-type="float">
            <text:p>1467,61535714286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1934" calcext:value-type="float">
            <text:p>1934</text:p>
          </table:table-cell>
          <table:table-cell table:formula="of:=([.B5]/[.A5])" office:value-type="float" office:value="0.04835" calcext:value-type="float">
            <text:p>0,04835</text:p>
          </table:table-cell>
          <table:table-cell table:formula="of:=[.C12]*[.A5]" office:value-type="float" office:value="1956.82047619048" calcext:value-type="float">
            <text:p>1956,82047619048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2588" calcext:value-type="float">
            <text:p>2588</text:p>
          </table:table-cell>
          <table:table-cell table:formula="of:=([.B6]/[.A6])" office:value-type="float" office:value="0.05176" calcext:value-type="float">
            <text:p>0,05176</text:p>
          </table:table-cell>
          <table:table-cell table:formula="of:=[.C12]*[.A6]" office:value-type="float" office:value="2446.0255952381" calcext:value-type="float">
            <text:p>2446,0255952381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2957" calcext:value-type="float">
            <text:p>2957</text:p>
          </table:table-cell>
          <table:table-cell table:formula="of:=([.B7]/[.A7])" office:value-type="float" office:value="0.0492833333333333" calcext:value-type="float">
            <text:p>0,0492833333333333</text:p>
          </table:table-cell>
          <table:table-cell table:formula="of:=[.C12]*[.A7]" office:value-type="float" office:value="2935.23071428571" calcext:value-type="float">
            <text:p>2935,23071428571</text:p>
          </table:table-cell>
        </table:table-row>
        <table:table-row table:style-name="ro2">
          <table:table-cell office:value-type="float" office:value="70000" calcext:value-type="float">
            <text:p>70000</text:p>
          </table:table-cell>
          <table:table-cell office:value-type="float" office:value="3284" calcext:value-type="float">
            <text:p>3284</text:p>
          </table:table-cell>
          <table:table-cell table:formula="of:=([.B8]/[.A8])" office:value-type="float" office:value="0.0469142857142857" calcext:value-type="float">
            <text:p>0,0469142857142857</text:p>
          </table:table-cell>
          <table:table-cell table:formula="of:=[.C12]*[.A8]" office:value-type="float" office:value="3424.43583333333" calcext:value-type="float">
            <text:p>3424,43583333333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3755" calcext:value-type="float">
            <text:p>3755</text:p>
          </table:table-cell>
          <table:table-cell table:formula="of:=([.B9]/[.A9])" office:value-type="float" office:value="0.0469375" calcext:value-type="float">
            <text:p>0,0469375</text:p>
          </table:table-cell>
          <table:table-cell table:formula="of:=[.C12]*[.A9]" office:value-type="float" office:value="3913.64095238095" calcext:value-type="float">
            <text:p>3913,64095238095</text:p>
          </table:table-cell>
        </table:table-row>
        <table:table-row table:style-name="ro2">
          <table:table-cell office:value-type="float" office:value="90000" calcext:value-type="float">
            <text:p>90000</text:p>
          </table:table-cell>
          <table:table-cell office:value-type="float" office:value="4287" calcext:value-type="float">
            <text:p>4287</text:p>
          </table:table-cell>
          <table:table-cell table:formula="of:=([.B10]/[.A10])" office:value-type="float" office:value="0.0476333333333333" calcext:value-type="float">
            <text:p>0,0476333333333333</text:p>
          </table:table-cell>
          <table:table-cell table:formula="of:=[.C12]*[.A10]" office:value-type="float" office:value="4402.84607142857" calcext:value-type="float">
            <text:p>4402,84607142857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5041" calcext:value-type="float">
            <text:p>5041</text:p>
          </table:table-cell>
          <table:table-cell table:formula="of:=([.B11]/[.A11])" office:value-type="float" office:value="0.05041" calcext:value-type="float">
            <text:p>0,05041</text:p>
          </table:table-cell>
          <table:table-cell table:formula="of:=[.C12]*[.A11]" office:value-type="float" office:value="4892.05119047619" calcext:value-type="float">
            <text:p>4892,05119047619</text:p>
          </table:table-cell>
        </table:table-row>
        <table:table-row table:style-name="ro2">
          <table:table-cell table:style-name="Default"/>
          <table:table-cell table:style-name="ce6" office:value-type="string" calcext:value-type="string">
            <text:p>K promedio</text:p>
          </table:table-cell>
          <table:table-cell table:style-name="Default" table:formula="of:=AVERAGE([.C2:.C11])" office:value-type="float" office:value="0.0489205119047619" calcext:value-type="float">
            <text:p>0,048920511904761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7:44:53.8434111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21:00:28.829025849</meta:creation-date>
    <dc:date>2024-03-11T18:02:30.026739442</dc:date>
    <meta:editing-duration>PT1H54M9S</meta:editing-duration>
    <meta:editing-cycles>6</meta:editing-cycles>
    <meta:generator>LibreOffice/24.2.1.2$Linux_X86_64 LibreOffice_project/420$Build-2</meta:generator>
    <meta:document-statistic meta:table-count="1" meta:cell-count="46" meta:object-count="2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81cm" svg:y="3.952cm" style:legend-expansion="high" chart:style-name="ch2"/>
        <chart:plot-area chart:style-name="ch3" table:cell-range-address="Sheet1.A2:Sheet1.B11 Sheet1.A1:Sheet1.B1 Sheet1.D1:Sheet1.D11" chart:data-source-has-labels="both" svg:x="0.32cm" svg:y="0.18cm" svg:width="9.941cm" svg:height="8.64cm">
          <chart:coordinate-region svg:x="1.312cm" svg:y="0.379cm" svg:width="8.807cm" svg:height="7.105cm"/>
          <chart:axis chart:dimension="x" chart:name="primary-x" chart:style-name="ch4" chartooo:axis-type="text"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series chart:style-name="ch7" chart:values-cell-range-address="Sheet1.D2:Sheet1.D11" chart:label-cell-address="Sheet1.D1:Sheet1.D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(us)</text:p>
                <draw:g>
                  <svg:desc>Sheet1.B1:Sheet1.B1</svg:desc>
                </draw:g>
              </table:table-cell>
              <table:table-cell office:value-type="string">
                <text:p>Tiempo estimado = K · f(n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11</svg:desc>
                </draw:g>
              </table:table-cell>
              <table:table-cell office:value-type="float" office:value="522">
                <text:p>522</text:p>
                <draw:g>
                  <svg:desc>Sheet1.B2:Sheet1.B11</svg:desc>
                </draw:g>
              </table:table-cell>
              <table:table-cell office:value-type="float" office:value="489.205119047619">
                <text:p>489.205119047619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01">
                <text:p>901</text:p>
              </table:table-cell>
              <table:table-cell office:value-type="float" office:value="978.410238095238">
                <text:p>978.41023809523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520">
                <text:p>1520</text:p>
              </table:table-cell>
              <table:table-cell office:value-type="float" office:value="1467.61535714286">
                <text:p>1467.6153571428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934">
                <text:p>1934</text:p>
              </table:table-cell>
              <table:table-cell office:value-type="float" office:value="1956.82047619048">
                <text:p>1956.8204761904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588">
                <text:p>2588</text:p>
              </table:table-cell>
              <table:table-cell office:value-type="float" office:value="2446.0255952381">
                <text:p>2446.025595238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957">
                <text:p>2957</text:p>
              </table:table-cell>
              <table:table-cell office:value-type="float" office:value="2935.23071428571">
                <text:p>2935.2307142857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284">
                <text:p>3284</text:p>
              </table:table-cell>
              <table:table-cell office:value-type="float" office:value="3424.43583333333">
                <text:p>3424.4358333333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755">
                <text:p>3755</text:p>
              </table:table-cell>
              <table:table-cell office:value-type="float" office:value="3913.64095238095">
                <text:p>3913.6409523809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287">
                <text:p>4287</text:p>
              </table:table-cell>
              <table:table-cell office:value-type="float" office:value="4402.84607142857">
                <text:p>4402.8460714285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041">
                <text:p>5041</text:p>
              </table:table-cell>
              <table:table-cell office:value-type="float" office:value="4892.05119047619">
                <text:p>4892.05119047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76cm" svg:y="4.177cm" style:legend-expansion="custom" svg:width="5.135cm" svg:height="0.604cm" style:legend-expansion-aspect-ratio="8.50165562913907" chart:style-name="ch2"/>
        <chart:plot-area chart:style-name="ch3" table:cell-range-address="Sheet1.A1:Sheet1.B11" chart:data-source-has-labels="both" svg:x="0.32cm" svg:y="0.18cm" svg:width="10.18cm" svg:height="8.64cm">
          <chart:coordinate-region svg:x="1.312cm" svg:y="0.379cm" svg:width="9.046cm" svg:height="7.105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(u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11</svg:desc>
                </draw:g>
              </table:table-cell>
              <table:table-cell office:value-type="float" office:value="522">
                <text:p>522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041">
                <text:p>5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